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008000" style:font-name="Arial" fo:font-size="10pt" style:font-size-asian="10pt" style:font-size-complex="10pt"/>
    </style:style>
    <style:style style:name="P5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fo:color="#ff6633"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8000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7f0055" style:font-name="Courier New" fo:font-weight="bold" style:font-name-asian="Courier New" style:font-weight-asian="bold" style:font-name-complex="Courier New" style:font-weight-complex="bold"/>
    </style:style>
    <style:style style:name="T8" style:family="text">
      <style:text-properties fo:color="#0000c0"/>
    </style:style>
    <style:style style:name="T9" style:family="text">
      <style:text-properties fo:color="#ff0000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ff6633"/>
    </style:style>
    <style:style style:name="T12" style:family="text">
      <style:text-properties fo:color="#ff6633" fo:font-weight="bold" style:font-weight-asian="bold" style:font-weight-complex="bold"/>
    </style:style>
    <style:style style:name="T13" style:family="text">
      <style:text-properties fo:color="#eb613d"/>
    </style:style>
    <style:style style:name="T14" style:family="text">
      <style:text-properties fo:color="#eb613d" fo:font-weight="bold" style:font-weight-asian="bold" style:font-weight-complex="bold"/>
    </style:style>
    <style:style style:name="T15" style:family="text">
      <style:text-properties fo:color="#cc6633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tab/><text:span text:style-name="T12">php app/console generate:bundle --namespace=Blogger/BlogBundle --format=yml</text:span></text:p>
      <text:p text:style-name="P1"><text:tab/>php app/console generate:bundle --namespace=Application/PersonalBundle --format=yml</text:p>
      <text:p text:style-name="P1"/>
      <text:p text:style-name="P1"><text:tab/>Odpowiedzi na pytania:</text:p>
      <text:p text:style-name="P1"/>
      <text:p text:style-name="P1"><text:s/>Bundle namespace [Blogger/BlogBundle]: Blogger/BlogBundle</text:p>
      <text:p text:style-name="P1"><text:s/>Bundle name [BloggerBlogBundle]: BloggerBlogBundle</text:p>
      <text:p text:style-name="P2"><text:s/>Target directory [/home/dragos/work/jobeet/src]: /home/dragos/work/jobeet/src &lt;- Linux</text:p>
      <text:p text:style-name="P1"><text:s/>Target directory [C:/sf2-tutorials/symblog/src]: C:/sf2-tutorials/symblog/src</text:p>
      <text:p text:style-name="P1"><text:s/>Configuration format (yml, xml, php, or annotation) [yml]: yml</text:p>
      <text:p text:style-name="P2"><text:s/>Do you want to generate the whole directory structure [no]? yes &lt;- !!!</text:p>
      <text:p text:style-name="P1"><text:s/>Do you confirm generation [yes]? yes</text:p>
      <text:p text:style-name="P1"><text:s/>Confirm automatic update of your Kernel [yes]? yes</text:p>
      <text:p text:style-name="P1"><text:s/>Confirm automatic update of the Routing [yes]? yes</text:p>
      <text:p text:style-name="P1"/>
      <text:p text:style-name="P1">Po uruchomieniu powyższego polecenia zostną dodane następujace wpisy:</text:p>
      <text:p text:style-name="P1"/>
      <text:p text:style-name="P1"># symblog/app/config/routing.yml</text:p>
      <text:p text:style-name="P3">blogger_blog:</text:p>
      <text:p text:style-name="P7"><text:s text:c="4"/>resource: "@BloggerBlogBundle/Resources/<text:span text:style-name="T4">config</text:span>/routing.yml"</text:p>
      <text:p text:style-name="P7"><text:s text:c="4"/>prefix: <text:s text:c="2"/>/</text:p>
      <text:p text:style-name="P1"/>
      <text:p text:style-name="P1"># src/Blogger/BlogBundle/Resources/config/routing.yml</text:p>
      <text:p text:style-name="P3">blogger_blog_homepage:</text:p>
      <text:p text:style-name="P7"><text:s text:c="4"/>pattern: <text:s/>/hello/{name}</text:p>
      <text:p text:style-name="P7"><text:s text:c="4"/>defaults: { _controller: BloggerBlogBundle:Default:index }</text:p>
      <text:p text:style-name="P7"/>
      <text:p text:style-name="P1">symblog/app/AppKernel.php - do pliku zostaje wprowadzony następujący wpis</text:p>
      <text:p text:style-name="P1"/>
      <text:p text:style-name="P4">$bundles = array( <text:s text:c="11"/></text:p>
      <text:p text:style-name="P4"><text:tab/>... <text:s text:c="10"/></text:p>
      <text:p text:style-name="P4"><text:tab/>new Blogger\BlogBundle\BloggerBlogBundle(),<text:line-break/>);</text:p>
      <text:p text:style-name="P1"/>
      <text:p text:style-name="P1">Zostaje utwprzony katalog z projektem:</text:p>
      <text:p text:style-name="P4">symblog/src/Blogger/BlogBundle</text:p>
      <text:p text:style-name="P1"/>
      <text:p text:style-name="P1">2.<text:tab/>Czyszczenie cache:</text:p>
      <text:p text:style-name="P1"/>
      <text:p text:style-name="P1"><text:tab/><text:span text:style-name="T11">php app/console cache:clear --env=prod</text:span></text:p>
      <text:p text:style-name="P10"><text:tab/>php app/console cache:clear --env=dev</text:p>
      <text:p text:style-name="P1"/>
      <text:p text:style-name="P1">3.<text:tab/>Podgląd nowej strony:</text:p>
      <text:p text:style-name="P1"/>
      <text:p text:style-name="P1"><text:tab/>http://symblog.localhost/app.php/hello/symblog</text:p>
      <text:p text:style-name="P1"><text:tab/>http://symblog.localhost/app_dev.php/hello/symblog</text:p>
      <text:p text:style-name="P1"/>
      <text:p text:style-name="P1"><text:tab/>C:/wamp/bin/apache/Apache2.2.17/conf/httpd.conf</text:p>
      <text:p text:style-name="P1"><text:tab/><text:span text:style-name="T1">LoadModule rewrite_module modules/mod_rewrite.so &lt;- odkomentować</text:span></text:p>
      <text:p text:style-name="P1"><text:tab/></text:p>
      <text:p text:style-name="P1"><text:tab/>http://symblog.localhost/hello/symblog</text:p>
      <text:p text:style-name="P1"/>
      <text:p text:style-name="P1">4.<text:tab/>Kontroler</text:p>
      <text:p text:style-name="P1"/>
      <text:p text:style-name="P2"><text:tab/>// src/Blogger/BlogBundle/Controller/DefaultController.ph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&lt;?php</text:p>
      <text:p text:style-name="P5">namespace Blogger\BlogBundle\Controller;</text:p>
      <text:p text:style-name="P6"><text:span text:style-name="T6">use </text:span><text:span text:style-name="T2">Symfony\Bundle\FrameworkBundle\Controller\Controller;</text:span></text:p>
      <text:p text:style-name="P6"><text:span text:style-name="T6">class </text:span><text:span text:style-name="T2">DefaultController </text:span><text:span text:style-name="T6">extends </text:span><text:span text:style-name="T2">Controller</text:span></text:p>
      <text:p text:style-name="P8">{</text:p>
      <text:p text:style-name="P6"><text:span text:style-name="T2"><text:s text:c="4"/></text:span><text:span text:style-name="T6">public function </text:span><text:span text:style-name="T2">indexAction($name)</text:span></text:p>
      <text:p text:style-name="P8"><text:s text:c="4"/>{</text:p>
      <text:p text:style-name="P6"><text:span text:style-name="T2"><text:s text:c="8"/></text:span><text:span text:style-name="T6">return </text:span><text:span text:style-name="T2">$this-&gt;render(</text:span><text:span text:style-name="T8">'BloggerBlogBundle:Default:index.html.twig'</text:span><text:span text:style-name="T2">, </text:span><text:span text:style-name="T6">array</text:span><text:span text:style-name="T2">(</text:span><text:span text:style-name="T8">'name' </text:span><text:span text:style-name="T2">=&gt; $name));</text:span></text:p>
      <text:p text:style-name="P8"><text:s text:c="4"/>}</text:p>
      <text:p text:style-name="P8">}</text:p>
      <text:p text:style-name="P1"/>
      <text:p text:style-name="P1">5.<text:tab/>Template</text:p>
      <text:p text:style-name="P1"><text:tab/>{# src/Blogger/BlogBundle/Resources/views/Default/index.html.twig #}</text:p>
      <text:p text:style-name="P1"><text:tab/>Hello {{ name }}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f2-personal</text:p>
      <text:p text:style-name="P1"/>
      <text:p text:style-name="P1">1.<text:tab/><text:span text:style-name="T12">php app/console generate:bundle --namespace=Application/PersonalBundle --format=yml</text:span></text:p>
      <text:p text:style-name="P1"/>
      <text:p text:style-name="P1"><text:tab/>Odpowiedzi na pytania:</text:p>
      <text:p text:style-name="P1"/>
      <text:p text:style-name="P1"><text:s/>Bundle namespace [Application/PersonalBundle]: <text:s/>Application/PersonalBundle</text:p>
      <text:p text:style-name="P1"><text:s/>Bundle name [ApplicationPersonalBundle]: <text:s/>Application/PersonalBundle</text:p>
      <text:p text:style-name="P2"><text:s/>Target directory [/home/dragos/work/jobeet/src]: /home/dragos/work/jobeet/src &lt;- Linux</text:p>
      <text:p text:style-name="P1"><text:s/>Target directory [C:/sf2-personal/szymon-idczak/src]: C:/sf2-personal/szymon-idczak/src</text:p>
      <text:p text:style-name="P1"><text:s/>Configuration format (yml, xml, php, or annotation) [yml]: yml</text:p>
      <text:p text:style-name="P2"><text:s/>Do you want to generate the whole directory structure [no]? yes &lt;- !!!</text:p>
      <text:p text:style-name="P1"><text:s/>Do you confirm generation [yes]? yes</text:p>
      <text:p text:style-name="P1"><text:s/>Confirm automatic update of your Kernel [yes]? yes</text:p>
      <text:p text:style-name="P1"><text:s/>Confirm automatic update of the Routing [yes]? yes</text:p>
      <text:p text:style-name="P1"/>
      <text:p text:style-name="P1">Po uruchomieniu powyższego polecenia zostną dodane następujace wpisy:</text:p>
      <text:p text:style-name="P1"/>
      <text:p text:style-name="P1"># szymon-idczak/app/config/routing.yml</text:p>
      <text:p text:style-name="P7">application_personal:</text:p>
      <text:p text:style-name="P7"><text:s text:c="4"/>resource: "@ApplicationPersonalBundle/Resources/config/routing.yml"</text:p>
      <text:p text:style-name="P7"><text:s text:c="4"/>prefix: <text:s text:c="2"/>/</text:p>
      <text:p text:style-name="P9"/>
      <text:p text:style-name="P1"># src/Application/PersonalBundle/Resources/config/routing.yml</text:p>
      <text:p text:style-name="P7">application_personal_homepage:</text:p>
      <text:p text:style-name="P7"><text:s text:c="4"/>pattern: <text:s/>/hello/{name}</text:p>
      <text:p text:style-name="P7"><text:s text:c="4"/>defaults: { _controller: ApplicationPersonalBundle:Default:index }</text:p>
      <text:p text:style-name="P7"/>
      <text:p text:style-name="P1">szymon-idczak/app/AppKernel.php - do pliku zostaje wprowadzony następujący wpis</text:p>
      <text:p text:style-name="P1"/>
      <text:p text:style-name="P4">$bundles = array(</text:p>
      <text:p text:style-name="P4"><text:tab/>... <text:s text:c="10"/></text:p>
      <text:p text:style-name="P1"><text:span text:style-name="T5"><text:tab/></text:span><text:span text:style-name="T7">new </text:span><text:span text:style-name="T3">Application\PersonalBundle\ApplicationPersonalBundle(),</text:span><text:span text:style-name="T5"><text:line-break/>);</text:span></text:p>
      <text:p text:style-name="P1"/>
      <text:p text:style-name="P1">Zostaje utwprzony katalog z projektem:</text:p>
      <text:p text:style-name="P4">szymon-idczak/src/PersonalBundle/PersonalBund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36M3S</meta:editing-duration>
    <meta:editing-cycles>28</meta:editing-cycles>
    <meta:generator>OpenOffice.org/3.3$Win32 OpenOffice.org_project/330m20$Build-9567</meta:generator>
    <dc:date>2013-03-06T15:44:23.58</dc:date>
    <dc:creator>szymon idczak</dc:creator>
    <meta:document-statistic meta:table-count="0" meta:image-count="0" meta:object-count="0" meta:page-count="2" meta:paragraph-count="79" meta:word-count="306" meta:character-count="3528"/>
    <meta:user-defined meta:name="Info 1"/>
    <meta:user-defined meta:name="Info 2"/>
    <meta:user-defined meta:name="Info 3"/>
    <meta:user-defined meta:name="Info 4"/>
  </office:meta>
</office:document-meta>
</file>